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  <style:style style:name="ce2" style:family="table-cell" style:parent-style-name="Default" style:data-style-name="N124"/>
    <style:style style:name="ce3" style:family="table-cell" style:parent-style-name="Default" style:data-style-name="N126"/>
    <style:style style:name="ce4" style:family="table-cell" style:parent-style-name="Default" style:data-style-name="N122"/>
    <style:style style:name="ce5" style:family="table-cell" style:parent-style-name="Default" style:data-style-name="N125"/>
    <style:style style:name="ce6" style:family="table-cell" style:parent-style-name="Default" style:data-style-name="N128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nput data size vs. time complexity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01" calcext:value-type="float">
            <text:p>0.0000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table:formula="of:=[.$B$1]*[.B2]" office:value-type="float" office:value="0.01" calcext:value-type="float">
            <text:p>0.01</text:p>
          </table:table-cell>
          <table:table-cell table:formula="of:=[.$B$1]*[.C2]" office:value-type="float" office:value="0.02" calcext:value-type="float">
            <text:p>0.02</text:p>
          </table:table-cell>
          <table:table-cell table:formula="of:=[.$B$1]*[.D2]" office:value-type="float" office:value="0.05" calcext:value-type="float">
            <text:p>0.05</text:p>
          </table:table-cell>
          <table:table-cell table:formula="of:=[.$B$1]*[.E2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^2</text:p>
          </table:table-cell>
          <table:table-cell table:formula="of:=[.$B$1]*([.B2]^2)" office:value-type="float" office:value="0.1" calcext:value-type="float">
            <text:p>0.1</text:p>
          </table:table-cell>
          <table:table-cell table:formula="of:=[.$B$1]*([.C2]^2)" office:value-type="float" office:value="0.4" calcext:value-type="float">
            <text:p>0.4</text:p>
          </table:table-cell>
          <table:table-cell table:formula="of:=[.$B$1]*([.D2]^2)" office:value-type="float" office:value="2.5" calcext:value-type="float">
            <text:p>2.5</text:p>
          </table:table-cell>
          <table:table-cell table:formula="of:=[.$B$1]*([.E2]^2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^5</text:p>
          </table:table-cell>
          <table:table-cell table:formula="of:=[.$B$1]*([.B2]^5)" office:value-type="float" office:value="100" calcext:value-type="float">
            <text:p>100</text:p>
          </table:table-cell>
          <table:table-cell table:formula="of:=[.$B$1]*([.C2]^5)" office:value-type="float" office:value="3200" calcext:value-type="float">
            <text:p>3200</text:p>
          </table:table-cell>
          <table:table-cell table:formula="of:=[.$B$1]*([.D2]^5)" office:value-type="float" office:value="312500" calcext:value-type="float">
            <text:p>312500</text:p>
          </table:table-cell>
          <table:table-cell table:formula="of:=[.$B$1]*([.E2]^5)" office:value-type="float" office:value="10000000" calcext:value-type="float">
            <text:p>10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^n</text:p>
          </table:table-cell>
          <table:table-cell table:formula="of:=[.$B$1]*(2^[.B2])" office:value-type="float" office:value="1.024" calcext:value-type="float">
            <text:p>1.024</text:p>
          </table:table-cell>
          <table:table-cell table:formula="of:=[.$B$1]*(2^[.C2])" office:value-type="float" office:value="1048.576" calcext:value-type="float">
            <text:p>1048.576</text:p>
          </table:table-cell>
          <table:table-cell table:formula="of:=[.$B$1]*(2^[.D2])" office:value-type="float" office:value="1125899906842.62" calcext:value-type="float">
            <text:p>1125899906842.62</text:p>
          </table:table-cell>
          <table:table-cell table:formula="of:=[.$B$1]*(2^[.E2])" office:value-type="float" office:value="1.26765060022823E+027" calcext:value-type="float">
            <text:p>1267650600228230000000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^n</text:p>
          </table:table-cell>
          <table:table-cell table:formula="of:=[.$B$1]*(3^[.B2])" office:value-type="float" office:value="59.049" calcext:value-type="float">
            <text:p>59.049</text:p>
          </table:table-cell>
          <table:table-cell table:formula="of:=[.$B$1]*(3^[.C2])" office:value-type="float" office:value="3486784.401" calcext:value-type="float">
            <text:p>3486784.401</text:p>
          </table:table-cell>
          <table:table-cell table:formula="of:=[.$B$1]*(3^[.D2])" office:value-type="float" office:value="7.17897987691853E+020" calcext:value-type="float">
            <text:p>717897987691853000000</text:p>
          </table:table-cell>
          <table:table-cell table:formula="of:=[.$B$1]*(3^[.E2])" office:value-type="float" office:value="5.15377520732011E+044" calcext:value-type="float">
            <text:p>515377520732011000000000000000000000000000000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" table:formula="of:=[.B3]/(24*60*60)" office:value-type="time" office:time-value="PT00H00M00.01S" calcext:value-type="time">
            <text:p>00.01s</text:p>
          </table:table-cell>
          <table:table-cell table:style-name="ce1" table:formula="of:=[.C3]/(24*60*60)" office:value-type="time" office:time-value="PT00H00M00.02S" calcext:value-type="time">
            <text:p>00.02s</text:p>
          </table:table-cell>
          <table:table-cell table:style-name="ce1" table:formula="of:=[.D3]/(24*60*60)" office:value-type="time" office:time-value="PT00H00M00.05S" calcext:value-type="time">
            <text:p>00.05s</text:p>
          </table:table-cell>
          <table:table-cell table:style-name="ce1" table:formula="of:=[.E3]/(24*60*60)" office:value-type="time" office:time-value="PT00H00M00.1S" calcext:value-type="time">
            <text:p>00.10s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1" table:formula="of:=[.B4]/(24*60*60)" office:value-type="time" office:time-value="PT00H00M00.1S" calcext:value-type="time">
            <text:p>00.10s</text:p>
          </table:table-cell>
          <table:table-cell table:style-name="ce1" table:formula="of:=[.C4]/(24*60*60)" office:value-type="time" office:time-value="PT00H00M00.4S" calcext:value-type="time">
            <text:p>00.40s</text:p>
          </table:table-cell>
          <table:table-cell table:style-name="ce1" table:formula="of:=[.D4]/(24*60*60)" office:value-type="time" office:time-value="PT00H00M02.5S" calcext:value-type="time">
            <text:p>02.50s</text:p>
          </table:table-cell>
          <table:table-cell table:style-name="ce1" table:formula="of:=[.E4]/(24*60*60)" office:value-type="time" office:time-value="PT00H00M10S" calcext:value-type="time">
            <text:p>10.00s</text:p>
          </table:table-cell>
          <table:table-cell table:style-name="ce1"/>
          <table:table-cell table:style-name="ce2"/>
        </table:table-row>
        <table:table-row table:style-name="ro1">
          <table:table-cell/>
          <table:table-cell table:style-name="ce2" table:formula="of:=[.B5]/(24*60*60)" office:value-type="time" office:time-value="PT00H01M40S" calcext:value-type="time">
            <text:p>01m 40.00s</text:p>
          </table:table-cell>
          <table:table-cell table:style-name="ce2" table:formula="of:=[.C5]/(24*60*60)" office:value-type="time" office:time-value="PT00H53M20S" calcext:value-type="time">
            <text:p>53m 20.00s</text:p>
          </table:table-cell>
          <table:table-cell table:style-name="ce4" table:formula="of:=[.D5]/(24*60*60)" office:value-type="time" office:time-value="PT86H48M20S" calcext:value-type="time">
            <text:p>14h 48m 20.00s</text:p>
          </table:table-cell>
          <table:table-cell table:style-name="ce3" table:formula="of:=[.E5]/(24*60*60)" office:value-type="float" office:value="115.740740740741" calcext:value-type="float">
            <text:p>116 days</text:p>
          </table:table-cell>
          <table:table-cell table:style-name="ce5"/>
          <table:table-cell table:style-name="ce4"/>
        </table:table-row>
        <table:table-row table:style-name="ro1">
          <table:table-cell/>
          <table:table-cell table:style-name="ce1" table:formula="of:=[.B6]/(24*60*60)" office:value-type="time" office:time-value="PT00H00M01.024S" calcext:value-type="time">
            <text:p>01.02s</text:p>
          </table:table-cell>
          <table:table-cell table:style-name="ce2" table:formula="of:=[.C6]/(24*60*60)" office:value-type="time" office:time-value="PT00H17M28.576S" calcext:value-type="time">
            <text:p>17m 28.58s</text:p>
          </table:table-cell>
          <table:table-cell table:style-name="ce5" table:formula="of:=[.D6]/(24*60*60)/365" office:value-type="float" office:value="35702.0518405195" calcext:value-type="float">
            <text:p>35702 years</text:p>
          </table:table-cell>
          <table:table-cell table:style-name="ce6" table:formula="of:=[.E6]/(24*60*60)/365" office:value-type="float" office:value="4.01969368413315E+019" calcext:value-type="float">
            <text:p>4.02E+19 years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1" table:formula="of:=[.B7]/(24*60*60)" office:value-type="time" office:time-value="PT00H00M59.049S" calcext:value-type="time">
            <text:p>59.05s</text:p>
          </table:table-cell>
          <table:table-cell table:style-name="ce3" table:formula="of:=[.C7]/(24*60*60)" office:value-type="float" office:value="40.3563009375" calcext:value-type="float">
            <text:p>40 days</text:p>
          </table:table-cell>
          <table:table-cell table:style-name="ce6" table:formula="of:=[.D7]/(24*60*60)/365" office:value-type="float" office:value="22764395855271.8" calcext:value-type="float">
            <text:p>2.28E+13 years</text:p>
          </table:table-cell>
          <table:table-cell table:style-name="ce6" table:formula="of:=[.E7]/(24*60*60)/365" office:value-type="float" office:value="1.63425139755204E+037" calcext:value-type="float">
            <text:p>1.63E+37 years</text:p>
          </table:table-cell>
          <table:table-cell table:style-name="ce4"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chnology speedup vs time complexity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table:formula="of:=3600/[.B$1]" office:value-type="float" office:value="3600000" calcext:value-type="float">
            <text:p>3600000</text:p>
          </table:table-cell>
          <table:table-cell table:formula="of:=3600/[.C$1]" office:value-type="float" office:value="36000000" calcext:value-type="float">
            <text:p>36000000</text:p>
          </table:table-cell>
          <table:table-cell table:formula="of:=3600/[.D$1]" office:value-type="float" office:value="360000000" calcext:value-type="float">
            <text:p>360000000</text:p>
          </table:table-cell>
          <table:table-cell table:formula="of:=3600/[.E$1]" office:value-type="float" office:value="3600000000" calcext:value-type="float">
            <text:p>3600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^2</text:p>
          </table:table-cell>
          <table:table-cell table:formula="of:=(3600/[.B$1])^(1/2)" office:value-type="float" office:value="1897.36659610103" calcext:value-type="float">
            <text:p>1897.366596101</text:p>
          </table:table-cell>
          <table:table-cell table:formula="of:=(3600/[.C$1])^(1/2)" office:value-type="float" office:value="6000" calcext:value-type="float">
            <text:p>6000</text:p>
          </table:table-cell>
          <table:table-cell table:formula="of:=(3600/[.D$1])^(1/2)" office:value-type="float" office:value="18973.6659610103" calcext:value-type="float">
            <text:p>18973.6659610103</text:p>
          </table:table-cell>
          <table:table-cell table:formula="of:=(3600/[.E$1])^(1/2)" office:value-type="float" office:value="60000" calcext:value-type="float">
            <text:p>6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^5</text:p>
          </table:table-cell>
          <table:table-cell table:formula="of:=(3600/[.B$1])^(1/5)" office:value-type="float" office:value="20.4767251107922" calcext:value-type="float">
            <text:p>20.4767251108</text:p>
          </table:table-cell>
          <table:table-cell table:formula="of:=(3600/[.C$1])^(1/5)" office:value-type="float" office:value="32.4534222319921" calcext:value-type="float">
            <text:p>32.453422232</text:p>
          </table:table-cell>
          <table:table-cell table:formula="of:=(3600/[.D$1])^(1/5)" office:value-type="float" office:value="51.4352079675504" calcext:value-type="float">
            <text:p>51.4352079676</text:p>
          </table:table-cell>
          <table:table-cell table:formula="of:=(3600/[.E$1])^(1/5)" office:value-type="float" office:value="81.5193109605923" calcext:value-type="float">
            <text:p>81.5193109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^n</text:p>
          </table:table-cell>
          <table:table-cell table:formula="of:=LN(3600/[.B$1])/LN(2)" office:value-type="float" office:value="21.7795654758791" calcext:value-type="float">
            <text:p>21.7795654759</text:p>
          </table:table-cell>
          <table:table-cell table:formula="of:=LN(3600/[.C$1])/LN(2)" office:value-type="float" office:value="25.1014935707665" calcext:value-type="float">
            <text:p>25.1014935708</text:p>
          </table:table-cell>
          <table:table-cell table:formula="of:=LN(3600/[.D$1])/LN(2)" office:value-type="float" office:value="28.4234216656538" calcext:value-type="float">
            <text:p>28.4234216657</text:p>
          </table:table-cell>
          <table:table-cell table:formula="of:=LN(3600/[.E$1])/LN(2)" office:value-type="float" office:value="31.7453497605412" calcext:value-type="float">
            <text:p>31.7453497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^n</text:p>
          </table:table-cell>
          <table:table-cell table:formula="of:=LN(3600/[.B$1])/LN(3)" office:value-type="float" office:value="13.7413758785898" calcext:value-type="float">
            <text:p>13.7413758786</text:p>
          </table:table-cell>
          <table:table-cell table:formula="of:=LN(3600/[.C$1])/LN(3)" office:value-type="float" office:value="15.8372791528792" calcext:value-type="float">
            <text:p>15.8372791529</text:p>
          </table:table-cell>
          <table:table-cell table:formula="of:=LN(3600/[.D$1])/LN(3)" office:value-type="float" office:value="17.9331824271686" calcext:value-type="float">
            <text:p>17.9331824272</text:p>
          </table:table-cell>
          <table:table-cell table:formula="of:=LN(3600/[.E$1])/LN(3)" office:value-type="float" office:value="20.029085701458" calcext:value-type="float">
            <text:p>20.02908570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hours number:style="long"/>
      <number:text>:</number:text>
      <number:minutes number:style="long"/>
      <number:text>:</number:text>
      <number:seconds number:style="long" number:decimal-places="2"/>
    </number:time-style>
    <number:time-style style:name="N122" number:title="User-def~ined">
      <number:hours number:style="long"/>
      <number:text>h </number:text>
      <number:minutes number:style="long"/>
      <number:text>m </number:text>
      <number:seconds number:style="long" number:decimal-places="2"/>
      <number:text>s</number:text>
    </number:time-style>
    <number:time-style style:name="N123">
      <number:seconds number:style="long" number:decimal-places="2"/>
      <number:text>s</number:text>
    </number:time-style>
    <number:time-style style:name="N124">
      <number:minutes number:style="long"/>
      <number:text>m </number:text>
      <number:seconds number:style="long" number:decimal-places="2"/>
      <number:text>s</number:text>
    </number:time-style>
    <number:number-style style:name="N125">
      <number:number number:decimal-places="0" number:min-integer-digits="2"/>
      <number:text> years</number:text>
    </number:number-style>
    <number:number-style style:name="N126">
      <number:number number:decimal-places="0" number:min-integer-digits="2"/>
      <number:text> days</number:text>
    </number:number-style>
    <number:number-style style:name="N127">
      <number:scientific-number number:decimal-places="2" number:min-integer-digits="1" number:min-exponent-digits="3"/>
      <number:text> years</number:text>
    </number:number-style>
    <number:number-style style:name="N128">
      <number:scientific-number number:decimal-places="2" number:min-integer-digits="1" number:min-exponent-digits="2"/>
      <number:text> years</number:text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13:02:42.2875753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11:39:22.623672905</meta:creation-date>
    <dc:date>2015-01-12T17:31:57.182973474</dc:date>
    <meta:editing-duration>PT1S</meta:editing-duration>
    <meta:editing-cycles>2</meta:editing-cycles>
    <meta:generator>LibreOffice/4.2.7.2$Linux_X86_64 LibreOffice_project/420m0$Build-2</meta:generator>
    <meta:document-statistic meta:table-count="1" meta:cell-count="84" meta:object-count="0"/>
  </office:meta>
</office:document-meta>
</file>